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EXANDER RABANA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IMENTOS BALANCEADOS BIONUTRE DEL PERU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BANAL DIAZ, FREDY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9298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0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10:2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